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DataTable" style:family="table">
      <style:table-properties style:width="2.7694in" style:rel-width="40%" table:align="center"/>
    </style:style>
    <style:style style:name="DataTable.A" style:family="table-column">
      <style:table-column-properties style:column-width="0.775in" style:rel-column-width="1116*"/>
    </style:style>
    <style:style style:name="DataTable.B" style:family="table-column">
      <style:table-column-properties style:column-width="1.9944in" style:rel-column-width="2872*"/>
    </style:style>
    <style:style style:name="DataTable.A1" style:family="table-cell">
      <style:table-cell-properties fo:padding="0in" fo:border="none" style:writing-mode="page"/>
    </style:style>
    <style:style style:name="P1" style:family="paragraph" style:parent-style-name="Title">
      <style:text-properties officeooo:rsid="002537c4" officeooo:paragraph-rsid="002537c4"/>
    </style:style>
    <style:style style:name="P2" style:family="paragraph" style:parent-style-name="Subtitle">
      <style:text-properties officeooo:rsid="002537c4" officeooo:paragraph-rsid="002537c4"/>
    </style:style>
    <style:style style:name="P3" style:family="paragraph" style:parent-style-name="Heading_20_1">
      <style:text-properties officeooo:rsid="002537c4" officeooo:paragraph-rsid="002537c4"/>
    </style:style>
    <style:style style:name="P4" style:family="paragraph" style:parent-style-name="Text_20_body">
      <style:text-properties officeooo:rsid="002537c4" officeooo:paragraph-rsid="002537c4"/>
    </style:style>
    <style:style style:name="P5" style:family="paragraph" style:parent-style-name="Table_20_Heading">
      <style:paragraph-properties fo:text-align="center" style:justify-single-word="false"/>
      <style:text-properties style:font-name="TeXGyreTermes" officeooo:rsid="00282ac8" officeooo:paragraph-rsid="00282ac8"/>
    </style:style>
    <style:style style:name="P6" style:family="paragraph" style:parent-style-name="Table_20_Contents">
      <style:paragraph-properties fo:text-align="center" style:justify-single-word="false"/>
      <style:text-properties style:font-name="TeXGyreTermes" officeooo:rsid="00282ac8" officeooo:paragraph-rsid="00282ac8"/>
    </style:style>
    <style:style style:name="T1" style:family="text">
      <style:text-properties officeooo:rsid="00282a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adratic Regression</text:p>
      <text:p text:style-name="P2">Detailed Example</text:p>
      <text:h text:style-name="P3" text:outline-level="1">Introduction</text:h>
      <text:p text:style-name="Text_20_body"/>
      <text:h text:style-name="P3" text:outline-level="1">Data</text:h>
      <text:p text:style-name="P4">The following data was collected by <text:span text:style-name="T1">recording a video of a ball thrown in the air. The height of the ball at selected frames is recoreded below.</text:span></text:p>
      <table:table table:name="DataTable" table:style-name="DataTable">
        <table:table-column table:style-name="DataTable.A"/>
        <table:table-column table:style-name="DataTable.B"/>
        <table:table-header-rows>
          <table:table-row>
            <table:table-cell table:style-name="DataTable.A1" office:value-type="string">
              <text:p text:style-name="P5">Frame (t)</text:p>
            </table:table-cell>
            <table:table-cell table:style-name="DataTable.A1" office:value-type="string">
              <text:p text:style-name="P5">Height (h) in centimeters</text:p>
            </table:table-cell>
          </table:table-row>
        </table:table-header-rows>
        <table:table-row>
          <table:table-cell table:style-name="DataTable.A1" office:value-type="string">
            <text:p text:style-name="P6">1</text:p>
          </table:table-cell>
          <table:table-cell table:style-name="DataTable.A1" office:value-type="string">
            <text:p text:style-name="P6">12</text:p>
          </table:table-cell>
        </table:table-row>
        <table:table-row>
          <table:table-cell table:style-name="DataTable.A1" office:value-type="string">
            <text:p text:style-name="P6">5</text:p>
          </table:table-cell>
          <table:table-cell table:style-name="DataTable.A1" office:value-type="string">
            <text:p text:style-name="P6">30</text:p>
          </table:table-cell>
        </table:table-row>
        <table:table-row>
          <table:table-cell table:style-name="DataTable.A1" office:value-type="string">
            <text:p text:style-name="P6">9</text:p>
          </table:table-cell>
          <table:table-cell table:style-name="DataTable.A1" office:value-type="string">
            <text:p text:style-name="P6">52</text:p>
          </table:table-cell>
        </table:table-row>
        <table:table-row>
          <table:table-cell table:style-name="DataTable.A1" office:value-type="string">
            <text:p text:style-name="P6">13</text:p>
          </table:table-cell>
          <table:table-cell table:style-name="DataTable.A1" office:value-type="string">
            <text:p text:style-name="P6">67</text:p>
          </table:table-cell>
        </table:table-row>
        <table:table-row>
          <table:table-cell table:style-name="DataTable.A1" office:value-type="string">
            <text:p text:style-name="P6">17</text:p>
          </table:table-cell>
          <table:table-cell table:style-name="DataTable.A1" office:value-type="string">
            <text:p text:style-name="P6">78</text:p>
          </table:table-cell>
        </table:table-row>
        <table:table-row>
          <table:table-cell table:style-name="DataTable.A1" office:value-type="string">
            <text:p text:style-name="P6">21</text:p>
          </table:table-cell>
          <table:table-cell table:style-name="DataTable.A1" office:value-type="string">
            <text:p text:style-name="P6">83</text:p>
          </table:table-cell>
        </table:table-row>
        <table:table-row>
          <table:table-cell table:style-name="DataTable.A1" office:value-type="string">
            <text:p text:style-name="P6">25</text:p>
          </table:table-cell>
          <table:table-cell table:style-name="DataTable.A1" office:value-type="string">
            <text:p text:style-name="P6">84</text:p>
          </table:table-cell>
        </table:table-row>
        <table:table-row>
          <table:table-cell table:style-name="DataTable.A1" office:value-type="string">
            <text:p text:style-name="P6">29</text:p>
          </table:table-cell>
          <table:table-cell table:style-name="DataTable.A1" office:value-type="string">
            <text:p text:style-name="P6">82</text:p>
          </table:table-cell>
        </table:table-row>
        <table:table-row>
          <table:table-cell table:style-name="DataTable.A1" office:value-type="string">
            <text:p text:style-name="P6">33</text:p>
          </table:table-cell>
          <table:table-cell table:style-name="DataTable.A1" office:value-type="string">
            <text:p text:style-name="P6">73</text:p>
          </table:table-cell>
        </table:table-row>
        <table:table-row>
          <table:table-cell table:style-name="DataTable.A1" office:value-type="string">
            <text:p text:style-name="P6">37</text:p>
          </table:table-cell>
          <table:table-cell table:style-name="DataTable.A1" office:value-type="string">
            <text:p text:style-name="P6">62</text:p>
          </table:table-cell>
        </table:table-row>
        <table:table-row>
          <table:table-cell table:style-name="DataTable.A1" office:value-type="string">
            <text:p text:style-name="P6">41</text:p>
          </table:table-cell>
          <table:table-cell table:style-name="DataTable.A1" office:value-type="string">
            <text:p text:style-name="P6">47</text:p>
          </table:table-cell>
        </table:table-row>
        <table:table-row>
          <table:table-cell table:style-name="DataTable.A1" office:value-type="string">
            <text:p text:style-name="P6">45</text:p>
          </table:table-cell>
          <table:table-cell table:style-name="DataTable.A1" office:value-type="string">
            <text:p text:style-name="P6">28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14:53:35.688000000</meta:creation-date>
    <meta:editing-duration>PT28M18S</meta:editing-duration>
    <meta:editing-cycles>3</meta:editing-cycles>
    <meta:generator>LibreOffice/24.8.2.1$Windows_x86 LibreOffice_project/0f794b6e29741098670a3b95d60478a65d05ef13</meta:generator>
    <dc:title>Quadratic Regression - Detailed Example</dc:title>
    <dc:date>2024-11-18T15:57:30.882000000</dc:date>
    <meta:document-statistic meta:table-count="1" meta:image-count="0" meta:object-count="0" meta:page-count="1" meta:paragraph-count="31" meta:word-count="63" meta:character-count="275" meta:non-whitespace-character-count="243"/>
    <meta:template xlink:type="simple" xlink:actuate="onRequest" xlink:title="Math Worksheet" xlink:href="../../../../../Desktop/PortableApps/LibreOfficePortable/Data/settings/user/template/Math%20Worksheet.ott" meta:date="2024-11-18T14:53:35.487000000"/>
  </office:meta>
</office:document-meta>
</file>